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entität ist tot!! wir sind alle gleich verschieden</text:p>
      <text:p text:style-name="Standard">und in all dem Selfhype können wir nicht mal mehr Mütter lieben</text:p>
      <text:p text:style-name="Standard">ultimativ selbstbezogen, was macht mich zu mir, <text:span text:style-name="T1">klar Drogen!!! </text:span></text:p>
      <text:p text:style-name="Standard">filmen wir uns weiter nur von Bunt zu Bunt und schön nach oben</text:p>
      <text:p text:style-name="Standard">ich fühle was was du nicht fühlst, ich füge mich dem Lebenswahn</text:p>
      <text:p text:style-name="Standard">die Frage nach dem Sein und Schein bricht sich schon seine Bahn</text:p>
      <text:p text:style-name="Standard">Ich bin so wichtig, jeder Gockel hält sich für den Zuchthahn</text:p>
      <text:p text:style-name="Standard">Und jeder hat nen Blog in dem er sich zum neuen Künstler schockt</text:p>
      <text:p text:style-name="Standard">Ich bin anders, ich bin anders, ich bin auch noch kreativ </text:p>
      <text:p text:style-name="Standard">wer bist du, dass du meinst, ich sei nicht tief und impulsiv</text:p>
      <text:p text:style-name="Standard">wer ist wer und was ist was, ist das immer noch die Frage</text:p>
      <text:p text:style-name="Standard">jede kleine Klage wird sofort zur Fliegenplage</text:p>
      <text:p text:style-name="Standard">und in all dem scheinsein sind wir zu berauscht für uns</text:p>
      <text:p text:style-name="Standard">und leben nur so weiter unsre gleichen bleichen sieben Tage</text:p>
      <text:p text:style-name="Standard">pflegen nur so weiter unsre exzentrische Zwangsneurose</text:p>
      <text:p text:style-name="Standard">du bist ich doch aber und, ich mag mich und <text:span text:style-name="T1">BUNT BUNT</text:span></text:p>
      <text:p text:style-name="Standard"/>
      <text:p text:style-name="Standard">I did not shower for my grandma's funeral.</text:p>
      <text:p text:style-name="Standard">I did not shower for my grandma's funeral.</text:p>
      <text:p text:style-name="Standard">Nobody will ever know I am evil</text:p>
      <text:p text:style-name="Standard">And I won't take a shower for my own. </text:p>
      <text:p text:style-name="Standard"/>
      <text:p text:style-name="Standard">Wir schaffen nichts als Zahlen, Zahlen und mit diesen Zahlen zahlen</text:p>
      <text:p text:style-name="Standard">wir dann unsre Miete <text:span text:style-name="T1">(Drogen!)</text:span> und die andren ganz banalen</text:p>
      <text:p text:style-name="Standard">Dinge wie den Sinn des Lebens, Bio-Eier, Steuern zahlen</text:p>
      <text:p text:style-name="Standard">bis wir uns in unsrem Lebensdurst untätig tot aalen</text:p>
      <text:p text:style-name="Standard">über all den Nummern verliern wir unsere Identität</text:p>
      <text:p text:style-name="Standard">individuell ist nur der, der ständig <text:span text:style-name="T1">LEBT, LEBT</text:span></text:p>
      <text:p text:style-name="Standard">wir schaffens nicht mehr, was zu schaffen, Darwins Zoo ist voller Affen </text:p>
      <text:p text:style-name="Standard">die nur Triebgeleitet sich fortlaufend dauernd selbst begaffen</text:p>
      <text:p text:style-name="Standard">kauf mich, denn ich bin nur ein Konsumprodukt</text:p>
      <text:p text:style-name="Standard">solange meine Nase und die Nachfrage juckt</text:p>
      <text:p text:style-name="Standard">kauf mich, bin nichts wert außer der Zahl die ich kreier</text:p>
      <text:p text:style-name="Standard">kauf mich, bin schließlich nur ein Mensch, nicht Tier</text:p>
      <text:p text:style-name="Standard">kauf mich, es gibt keinen Menschschutzverbund</text:p>
      <text:p text:style-name="Standard">kauf mich, konsumier mich, wirf mich weg und vergiss mich</text:p>
      <text:p text:style-name="Standard">heute ist die Nahrungskette eindimensional </text:p>
      <text:p text:style-name="Standard">Mensch isst Mensch ist dem Mensch 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11T09:20:10.13</meta:creation-date>
    <meta:editing-duration>PT9H29M5S</meta:editing-duration>
    <meta:editing-cycles>8</meta:editing-cycles>
    <meta:generator>OpenOffice.org/3.3$Win32 OpenOffice.org_project/330m20$Build-9567</meta:generator>
    <dc:date>2013-12-22T13:06:48.51</dc:date>
    <meta:document-statistic meta:table-count="0" meta:image-count="0" meta:object-count="0" meta:page-count="1" meta:paragraph-count="36" meta:word-count="343" meta:character-count="1926"/>
  </office:meta>
</office:document-meta>
</file>